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Noto Sans1" svg:font-family="'Noto Sans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style:font-name="Pudelinka" officeooo:rsid="008309f9" officeooo:paragraph-rsid="008309f9"/>
    </style:style>
    <style:style style:name="P2" style:family="paragraph" style:parent-style-name="Standard">
      <style:text-properties style:font-name="Pudelinka" officeooo:rsid="008309f9" officeooo:paragraph-rsid="008309f9"/>
    </style:style>
    <style:style style:name="P3" style:family="paragraph" style:parent-style-name="First_20_line_20_indent">
      <style:text-properties style:font-name="Pudelinka"/>
    </style:style>
    <style:style style:name="P4" style:family="paragraph" style:parent-style-name="Standard">
      <style:text-properties style:font-name="Pudelinka"/>
    </style:style>
    <style:style style:name="P5" style:family="paragraph" style:parent-style-name="Header_20_right">
      <style:text-properties style:text-rotation-angle="270" style:text-rotation-scale="line-height"/>
    </style:style>
    <style:style style:name="P6" style:family="paragraph" style:parent-style-name="Footer_20_left">
      <style:text-properties officeooo:rsid="005ffed0" officeooo:paragraph-rsid="005ffed0"/>
    </style:style>
    <style:style style:name="P7" style:family="paragraph" style:parent-style-name="Гриф_5f_Экземпляр">
      <style:text-properties officeooo:paragraph-rsid="007cf328"/>
    </style:style>
    <style:style style:name="P8" style:family="paragraph" style:parent-style-name="Гриф_5f_Экземпляр">
      <style:text-properties officeooo:rsid="005d3465" officeooo:paragraph-rsid="007cf328"/>
    </style:style>
    <style:style style:name="P9" style:family="paragraph" style:parent-style-name="Standard">
      <style:text-properties fo:font-size="2pt" officeooo:paragraph-rsid="007cf328" style:font-size-asian="1.75pt" style:font-size-complex="2pt"/>
    </style:style>
    <style:style style:name="P10" style:family="paragraph" style:parent-style-name="First_20_line_20_indent" style:master-page-name="First_20_Page">
      <style:paragraph-properties style:page-number="auto"/>
      <style:text-properties style:font-name="Pudelinka" officeooo:paragraph-rsid="0077fdf3"/>
    </style:style>
    <style:style style:name="P11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Noto Sans1" svg:font-family="'Noto Sans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1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1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1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1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1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1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1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1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Верхний_20_колонтитул_20_справа_20_" style:display-name="Верхний колонтитул справа " style:family="paragraph" style:parent-style-name="Header"/>
    <style:style style:name="Верхний_20_колонтитул_20_лева" style:display-name="Верхний колонтитул лева" style:family="paragraph" style:parent-style-name="Header_20_righ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left">
      <style:text-properties style:font-name="Pudelinka" officeooo:rsid="008309f9" officeooo:paragraph-rsid="008309f9"/>
    </style:style>
    <style:style style:name="MP2" style:family="paragraph" style:parent-style-name="First_20_line_20_indent">
      <style:text-properties style:font-name="Pudelinka"/>
    </style:style>
    <style:style style:name="MP3" style:family="paragraph" style:parent-style-name="Standard">
      <style:text-properties style:font-name="Pudelinka"/>
    </style:style>
    <style:style style:name="MP4" style:family="paragraph" style:parent-style-name="Standard">
      <style:text-properties style:font-name="Pudelinka" officeooo:rsid="008309f9" officeooo:paragraph-rsid="008309f9"/>
    </style:style>
    <style:style style:name="MP5" style:family="paragraph" style:parent-style-name="Header_20_right">
      <style:text-properties style:text-rotation-angle="270" style:text-rotation-scale="line-height"/>
    </style:style>
    <style:style style:name="MP6" style:family="paragraph" style:parent-style-name="Footer_20_left" style:master-page-name="Обратная_20_сторона">
      <style:paragraph-properties style:page-number="auto"/>
    </style:style>
    <style:style style:name="MP7" style:family="paragraph" style:parent-style-name="Footer_20_left">
      <style:text-properties officeooo:rsid="005ffed0" officeooo:paragraph-rsid="005ffed0"/>
    </style:style>
    <style:style style:name="MP8" style:family="paragraph" style:parent-style-name="Гриф_5f_Экземпляр">
      <style:text-properties officeooo:paragraph-rsid="007cf328"/>
    </style:style>
    <style:style style:name="MP9" style:family="paragraph" style:parent-style-name="Гриф_5f_Экземпляр">
      <style:text-properties officeooo:rsid="005d3465" officeooo:paragraph-rsid="007cf328"/>
    </style:style>
    <style:style style:name="MP10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Поздравление с рождеством </text:p>
        <text:p text:style-name="MP1">КОЛЯДКА </text:p>
        <text:p text:style-name="MP2">Под снежком звенит метель,<text:line-break/>В небе — звёздная капель.<text:line-break/>Рождество стучится в дом —<text:line-break/>Счастье, свет и мир во всём!</text:p>
        <text:p text:style-name="MP3"/>
        <text:p text:style-name="MP4"><text:a xlink:type="simple" xlink:href="../../019b3a82-a8f5-76da-a353-e6babdf5ce37.mp4" text:style-name="Internet_20_link" text:visited-style-name="Visited_20_Internet_20_Link">Демонстрация работы </text:a>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5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6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7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8"/>
            </table:table-cell>
            <table:table-cell office:value-type="string">
              <text:p text:style-name="MP9"/>
            </table:table-cell>
          </table:table-row>
        </table:table>
        <text:p text:style-name="MP10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9:40:44.995145071</meta:creation-date>
    <dc:title>Default</dc:title>
    <meta:editing-cycles>2</meta:editing-cycles>
    <meta:editing-duration>PT38M33S</meta:editing-duration>
    <meta:generator>LibreOffice/7.6.7.2$Linux_X86_64 LibreOffice_project/60$Build-2</meta:generator>
    <dc:date>2025-12-20T10:19:17.660881553</dc:date>
    <meta:document-statistic meta:table-count="1" meta:image-count="0" meta:object-count="0" meta:page-count="1" meta:paragraph-count="14" meta:word-count="47" meta:character-count="248" meta:non-whitespace-character-count="210"/>
  </office:meta>
</office:document-meta>
</file>